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5.624cm" svg:x="0.026cm" svg:y="4.244cm" svg:viewBox="0 0 14061 5625" svg:d="M0 2812l1406-2812M1406 0h1406M2812 0l-726 1406M2086 1406h11975M14061 1406v2813M14061 4219h-11975M2086 4219l726 1406M2812 5625h-1406M1406 5625l-1406-28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